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7000001149B9CB1C869395553.png" manifest:media-type="image/png"/>
  <manifest:file-entry manifest:full-path="Pictures/100002010000096000000960D786796C51755666.png" manifest:media-type="image/png"/>
  <manifest:file-entry manifest:full-path="Pictures/10000201000003D4000003D489BA22D4F1B523DD.png" manifest:media-type="image/png"/>
  <manifest:file-entry manifest:full-path="Pictures/10000000000004B00000027659596ED5410E859E.png" manifest:media-type="image/png"/>
  <manifest:file-entry manifest:full-path="Pictures/1000020100000733000004690E840CFF409CDDE9.png" manifest:media-type="image/png"/>
  <manifest:file-entry manifest:full-path="Pictures/1000020100000400000004005034751D878567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95cm"/>
    </style:style>
    <style:style style:name="gr2" style:family="graphic" style:parent-style-name="standard">
      <style:graphic-properties draw:stroke="solid" draw:stroke-dash="_32__20_Dots_20_1_20_Dash" svg:stroke-width="0.081cm" svg:stroke-color="#111111" draw:marker-start-width="0.321cm" draw:marker-end-width="0.321cm" draw:opacity="0%" draw:textarea-horizontal-align="justify" draw:textarea-vertical-align="middle" draw:auto-grow-height="false" fo:min-height="8.941cm" fo:min-width="17.454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94cm"/>
    </style:style>
    <style:style style:name="gr5" style:family="graphic" style:parent-style-name="standard">
      <style:graphic-properties draw:stroke="solid" draw:stroke-dash="Ultrafine_20_Dashed" svg:stroke-width="0.035cm" svg:stroke-color="#111111" draw:marker-start-width="0.252cm" draw:marker-end-width="0.252cm" draw:opacity="0%" draw:textarea-horizontal-align="justify" draw:textarea-vertical-align="middle" draw:auto-grow-height="false" fo:min-height="7.717cm" fo:min-width="3.969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7cm"/>
    </style:style>
    <style:style style:name="gr7" style:family="graphic" style:parent-style-name="standard">
      <style:graphic-properties draw:stroke="none" svg:stroke-color="#000000" draw:fill="none" draw:fill-color="#ffffff" fo:min-height="1.644cm"/>
    </style:style>
    <style:style style:name="gr8" style:family="graphic" style:parent-style-name="standard">
      <style:graphic-properties draw:stroke="solid" draw:stroke-dash="Ultrafine_20_Dashed" svg:stroke-width="0.035cm" svg:stroke-color="#111111" draw:marker-start-width="0.252cm" draw:marker-end-width="0.252cm" draw:opacity="0%" draw:textarea-horizontal-align="justify" draw:textarea-vertical-align="middle" draw:auto-grow-height="false" fo:min-height="2.789cm" fo:min-width="2.59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fo:min-height="1.707cm"/>
    </style:style>
    <style:style style:name="gr10" style:family="graphic" style:parent-style-name="standard">
      <style:graphic-properties draw:stroke="solid" draw:stroke-dash="Ultrafine_20_Dashed" svg:stroke-width="0.035cm" svg:stroke-color="#111111" draw:marker-start-width="0.252cm" draw:marker-end-width="0.252cm" draw:opacity="0%" draw:textarea-horizontal-align="justify" draw:textarea-vertical-align="middle" draw:auto-grow-height="false" fo:min-height="3.78cm" fo:min-width="3.53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1.272cm"/>
    </style:style>
    <style:style style:name="gr12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ffffff"/>
      <style:text-properties style:font-name="Khmer OS System" fo:font-size="36pt" fo:font-weight="bold" style:font-size-asian="36pt" style:font-size-complex="36pt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Khmer OS System"/>
    </style:style>
    <style:style style:name="P7" style:family="paragraph">
      <loext:graphic-properties draw:fill="none" draw:fill-color="#ffffff"/>
      <style:text-properties style:font-name="Khmer OS System" fo:font-size="9pt" style:font-size-asian="9pt" style:font-size-complex="9pt"/>
    </style:style>
    <style:style style:name="T1" style:family="text">
      <style:text-properties style:font-name="Chilanka" fo:font-size="36pt" fo:font-weight="bold" style:font-size-asian="36pt" style:font-size-complex="36pt"/>
    </style:style>
    <style:style style:name="T2" style:family="text">
      <style:text-properties style:font-name="Chilanka" fo:font-size="14pt" style:font-size-asian="14pt" style:font-size-complex="14pt"/>
    </style:style>
    <style:style style:name="T3" style:family="text">
      <style:text-properties style:font-name="Chilanka"/>
    </style:style>
    <style:style style:name="T4" style:family="text">
      <style:text-properties style:font-name="Chilanka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5cm" svg:height="3.045cm" svg:x="7.859cm" svg:y="1.38cm">
          <draw:text-box>
            <text:p><text:span text:style-name="T1">Foodtrucks Architecture</text:span></text:p>
          </draw:text-box>
        </draw:frame>
        <draw:custom-shape draw:style-name="gr2" draw:text-style-name="P2" draw:layer="layout" svg:width="18.034cm" svg:height="9.271cm" svg:x="7.477cm" svg:y="7.096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3" draw:text-style-name="P3" draw:layer="layout" svg:width="3.163cm" svg:height="1.939cm" svg:x="15.377cm" svg:y="12.915cm">
              <draw:image xlink:href="Pictures/1000020100000733000004690E840CFF409CDDE9.png" xlink:type="simple" xlink:show="embed" xlink:actuate="onLoad">
                <text:p/>
              </draw:image>
            </draw:frame>
            <draw:g>
              <draw:frame draw:style-name="gr3" draw:text-style-name="P3" draw:layer="layout" svg:width="2.364cm" svg:height="2.366cm" svg:x="15.602cm" svg:y="8.814cm">
                <draw:image xlink:href="Pictures/1000020100000400000004005034751D878567A2.png" xlink:type="simple" xlink:show="embed" xlink:actuate="onLoad">
                  <text:p/>
                </draw:image>
              </draw:frame>
              <draw:frame draw:style-name="gr4" draw:text-style-name="P4" draw:layer="layout" svg:width="1.893cm" svg:height="0.844cm" svg:x="15.875cm" svg:y="11.282cm">
                <draw:text-box>
                  <text:p><text:span text:style-name="T2">Flask</text:span></text:p>
                </draw:text-box>
              </draw:frame>
            </draw:g>
            <draw:g>
              <draw:frame draw:style-name="gr4" draw:text-style-name="P5" draw:layer="layout" svg:width="3.747cm" svg:height="0.844cm" svg:x="15.795cm" svg:y="14.888cm">
                <draw:text-box>
                  <text:p><text:span text:style-name="T2">NodeJS</text:span></text:p>
                </draw:text-box>
              </draw:frame>
            </draw:g>
          </draw:g>
          <draw:custom-shape draw:style-name="gr5" draw:text-style-name="P2" draw:layer="layout" svg:width="4.503cm" svg:height="8.001cm" svg:x="14.589cm" svg:y="7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4" draw:layer="layout" svg:width="1.781cm" svg:height="0.95cm" svg:x="15.859cm" svg:y="7.858cm">
            <draw:text-box>
              <text:p><text:span text:style-name="T3">App</text:span></text:p>
            </draw:text-box>
          </draw:frame>
        </draw:g>
        <draw:g>
          <draw:g>
            <draw:frame draw:style-name="gr3" draw:text-style-name="P3" draw:layer="layout" svg:width="4.942cm" svg:height="2.552cm" svg:x="7.858cm" svg:y="10.017cm">
              <draw:image xlink:href="Pictures/10000000000004B00000027659596ED5410E859E.png" xlink:type="simple" xlink:show="embed" xlink:actuate="onLoad">
                <text:p/>
              </draw:image>
            </draw:frame>
            <draw:frame draw:style-name="gr7" draw:text-style-name="P6" draw:layer="layout" svg:width="3.645cm" svg:height="1.894cm" svg:x="9.42cm" svg:y="12.314cm">
              <draw:text-box>
                <text:p><text:span text:style-name="T2">Ngnix</text:span></text:p>
              </draw:text-box>
            </draw:frame>
          </draw:g>
          <draw:custom-shape draw:style-name="gr8" draw:text-style-name="P2" draw:layer="layout" svg:width="3.124cm" svg:height="3.073cm" svg:x="8.795cm" svg:y="10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frame draw:style-name="gr3" draw:text-style-name="P3" draw:layer="layout" svg:width="2.908cm" svg:height="2.752cm" svg:x="21.079cm" svg:y="10.398cm">
              <draw:image xlink:href="Pictures/100002010000096000000960D786796C51755666.png" xlink:type="simple" xlink:show="embed" xlink:actuate="onLoad">
                <text:p/>
              </draw:image>
            </draw:frame>
            <draw:frame draw:style-name="gr9" draw:text-style-name="P4" draw:layer="layout" svg:width="4.318cm" svg:height="1.957cm" svg:x="20.939cm" svg:y="12.811cm">
              <draw:text-box>
                <text:p><text:span text:style-name="T2">Elasticsearch</text:span></text:p>
              </draw:text-box>
            </draw:frame>
          </draw:g>
          <draw:custom-shape draw:style-name="gr10" draw:text-style-name="P2" draw:layer="layout" svg:width="4.064cm" svg:height="4.064cm" svg:x="20.431cm" svg:y="10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draw:layer="layout" svg:width="2.433cm" svg:height="2.159cm" svg:x="1.869cm" svg:y="10.271cm">
          <draw:image xlink:href="Pictures/1000020100000137000001149B9CB1C869395553.png" xlink:type="simple" xlink:show="embed" xlink:actuate="onLoad">
            <text:p/>
          </draw:image>
        </draw:frame>
        <draw:frame draw:style-name="gr11" draw:text-style-name="P6" draw:layer="layout" svg:width="3.556cm" svg:height="1.522cm" svg:x="2.27cm" svg:y="12.305cm">
          <draw:text-box>
            <text:p><text:span text:style-name="T3">user</text:span></text:p>
          </draw:text-box>
        </draw:frame>
        <draw:line draw:style-name="gr12" draw:text-style-name="P3" draw:layer="layout" svg:x1="3.921cm" svg:y1="11.922cm" svg:x2="8.747cm" svg:y2="11.922cm">
          <text:p/>
        </draw:line>
        <draw:frame draw:style-name="gr11" draw:text-style-name="P7" draw:layer="layout" svg:width="3.556cm" svg:height="1.522cm" svg:x="6.334cm" svg:y="11.416cm">
          <draw:text-box>
            <text:p><text:span text:style-name="T4">p.80</text:span></text:p>
          </draw:text-box>
        </draw:frame>
        <draw:line draw:style-name="gr12" draw:text-style-name="P3" draw:layer="layout" svg:x1="11.922cm" svg:y1="11.541cm" svg:x2="14.589cm" svg:y2="11.541cm">
          <text:p/>
        </draw:line>
        <draw:frame draw:style-name="gr11" draw:text-style-name="P7" draw:layer="layout" svg:width="3.556cm" svg:height="1.522cm" svg:x="13.192cm" svg:y="11.035cm">
          <draw:text-box>
            <text:p><text:span text:style-name="T4">p.5000</text:span></text:p>
          </draw:text-box>
        </draw:frame>
        <draw:frame draw:style-name="gr3" draw:text-style-name="P3" draw:layer="layout" svg:width="1.397cm" svg:height="1.396cm" svg:x="14.313cm" svg:y="16.619cm">
          <draw:image xlink:href="Pictures/10000201000003D4000003D489BA22D4F1B523DD.png" xlink:type="simple" xlink:show="embed" xlink:actuate="onLoad">
            <text:p/>
          </draw:image>
        </draw:frame>
        <draw:line draw:style-name="gr13" draw:text-style-name="P3" draw:layer="layout" svg:x1="15.732cm" svg:y1="16.875cm" svg:x2="16.621cm" svg:y2="16.875cm">
          <text:p/>
        </draw:line>
        <draw:line draw:style-name="gr13" draw:text-style-name="P3" draw:layer="layout" svg:x1="16.621cm" svg:y1="16.875cm" svg:x2="16.621cm" svg:y2="15.732cm">
          <text:p/>
        </draw:line>
        <draw:line draw:style-name="gr13" draw:text-style-name="P3" draw:layer="layout" svg:x1="21.828cm" svg:y1="14.081cm" svg:x2="21.828cm" svg:y2="16.875cm">
          <text:p/>
        </draw:line>
        <draw:frame draw:style-name="gr3" draw:text-style-name="P3" draw:layer="layout" svg:width="1.396cm" svg:height="1.396cm" svg:x="19.771cm" svg:y="16.622cm">
          <draw:image xlink:href="Pictures/10000201000003D4000003D489BA22D4F1B523DD.png" xlink:type="simple" xlink:show="embed" xlink:actuate="onLoad">
            <text:p/>
          </draw:image>
        </draw:frame>
        <draw:line draw:style-name="gr13" draw:text-style-name="P3" draw:layer="layout" svg:x1="21.828cm" svg:y1="16.875cm" svg:x2="21.066cm" svg:y2="16.875cm">
          <text:p/>
        </draw:line>
        <draw:line draw:style-name="gr13" draw:text-style-name="P3" draw:layer="layout" svg:x1="10.398cm" svg:y1="17.002cm" svg:x2="10.398cm" svg:y2="13.192cm">
          <text:p/>
        </draw:line>
        <draw:line draw:style-name="gr13" draw:text-style-name="P3" draw:layer="layout" svg:x1="9.509cm" svg:y1="17.002cm" svg:x2="10.398cm" svg:y2="17.002cm">
          <text:p/>
        </draw:line>
        <draw:frame draw:style-name="gr3" draw:text-style-name="P3" draw:layer="layout" svg:width="1.397cm" svg:height="1.396cm" svg:x="8.112cm" svg:y="16.621cm">
          <draw:image xlink:href="Pictures/10000201000003D4000003D489BA22D4F1B523DD.png" xlink:type="simple" xlink:show="embed" xlink:actuate="onLoad">
            <text:p/>
          </draw:image>
        </draw:frame>
        <draw:frame draw:style-name="gr11" draw:text-style-name="P7" draw:layer="layout" svg:width="3.556cm" svg:height="1.522cm" svg:x="8.11cm" svg:y="17.995cm">
          <draw:text-box>
            <text:p><text:span text:style-name="T4">Volume</text:span></text:p>
          </draw:text-box>
        </draw:frame>
        <draw:frame draw:style-name="gr11" draw:text-style-name="P7" draw:layer="layout" svg:width="3.556cm" svg:height="1.522cm" svg:x="14.308cm" svg:y="17.993cm">
          <draw:text-box>
            <text:p><text:span text:style-name="T4">Volume</text:span></text:p>
          </draw:text-box>
        </draw:frame>
        <draw:frame draw:style-name="gr11" draw:text-style-name="P7" draw:layer="layout" svg:width="3.556cm" svg:height="1.522cm" svg:x="19.696cm" svg:y="17.92cm">
          <draw:text-box>
            <text:p><text:span text:style-name="T4">Volu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30T11:57:47.281957068</meta:creation-date>
    <dc:date>2019-09-08T12:15:50.514408703</dc:date>
    <meta:editing-duration>PT21H14M55S</meta:editing-duration>
    <meta:editing-cycles>7</meta:editing-cycles>
    <meta:generator>LibreOffice/6.0.7.3$Linux_X86_64 LibreOffice_project/00m0$Build-3</meta:generator>
    <meta:document-statistic meta:object-count="40"/>
  </office:meta>
</office:document-meta>
</file>